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0.5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7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eather, Sewn binding</text:p>
          </table:table-cell>
          <table:table-cell/>
          <table:table-cell office:value-type="string">
            <text:p>Leather</text:p>
          </table:table-cell>
          <table:table-cell/>
          <table:table-cell office:value-type="string">
            <text:p>Pape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int run</text:p>
          </table:table-cell>
          <table:table-cell table:formula="oooc:=17.494+0.678" office:value-type="float" office:value="18.172">
            <text:p>18.17</text:p>
          </table:table-cell>
          <table:table-cell table:formula="oooc:=13.058+0.678" office:value-type="float" office:value="13.736">
            <text:p>13.74</text:p>
          </table:table-cell>
          <table:table-cell table:formula="oooc:=14.382+0.678" office:value-type="float" office:value="15.06">
            <text:p>15.06</text:p>
          </table:table-cell>
          <table:table-cell table:formula="oooc:=11.56+0.678" office:value-type="float" office:value="12.238">
            <text:p>12.24</text:p>
          </table:table-cell>
          <table:table-cell office:value-type="float" office:value="10.736">
            <text:p>10.74</text:p>
          </table:table-cell>
          <table:table-cell office:value-type="float" office:value="7.558">
            <text:p>7.56</text:p>
          </table:table-cell>
        </table:table-row>
        <table:table-row table:style-name="ro1">
          <table:table-cell office:value-type="string">
            <text:p>Addl Costs</text:p>
          </table:table-cell>
          <table:table-cell table:formula="oooc:=3520+180" office:value-type="float" office:value="3700">
            <text:p>3700</text:p>
          </table:table-cell>
          <table:table-cell table:formula="oooc:=[.B5]" office:value-type="float" office:value="3700">
            <text:p>3700</text:p>
          </table:table-cell>
          <table:table-cell table:formula="oooc:=3520+180" office:value-type="float" office:value="3700">
            <text:p>3700</text:p>
          </table:table-cell>
          <table:table-cell table:formula="oooc:=[.D5]" office:value-type="float" office:value="3700">
            <text:p>3700</text:p>
          </table:table-cell>
          <table:table-cell table:formula="oooc:=[.E5]" office:value-type="float" office:value="3700">
            <text:p>3700</text:p>
          </table:table-cell>
          <table:table-cell table:formula="oooc:=[.F5]" office:value-type="float" office:value="3700">
            <text:p>3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quantity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 Cost</text:p>
          </table:table-cell>
          <table:table-cell table:formula="oooc:=[.B5]+[.B7]*[.B4]" office:value-type="float" office:value="49130">
            <text:p>49130</text:p>
          </table:table-cell>
          <table:table-cell table:formula="oooc:=[.C5]+[.C7]*[.C4]" office:value-type="float" office:value="72380">
            <text:p>72380</text:p>
          </table:table-cell>
          <table:table-cell table:formula="oooc:=[.D5]+[.D7]*[.D4]" office:value-type="float" office:value="41350">
            <text:p>41350</text:p>
          </table:table-cell>
          <table:table-cell table:formula="oooc:=[.E5]+[.E7]*[.E4]" office:value-type="float" office:value="64890">
            <text:p>64890</text:p>
          </table:table-cell>
          <table:table-cell table:formula="oooc:=[.F5]+[.F7]*[.F4]" office:value-type="float" office:value="30540">
            <text:p>30540</text:p>
          </table:table-cell>
          <table:table-cell table:formula="oooc:=[.G5]+[.G7]*[.G4]" office:value-type="float" office:value="41490">
            <text:p>41490</text:p>
          </table:table-cell>
        </table:table-row>
        <table:table-row table:style-name="ro1">
          <table:table-cell office:value-type="string">
            <text:p>per book cost</text:p>
          </table:table-cell>
          <table:table-cell table:formula="oooc:=[.B9]/[.B7]" office:value-type="float" office:value="19.652">
            <text:p>19.65</text:p>
          </table:table-cell>
          <table:table-cell table:formula="oooc:=[.C9]/[.C7]" office:value-type="float" office:value="14.476">
            <text:p>14.48</text:p>
          </table:table-cell>
          <table:table-cell table:formula="oooc:=[.D9]/[.D7]" office:value-type="float" office:value="16.54">
            <text:p>16.54</text:p>
          </table:table-cell>
          <table:table-cell table:formula="oooc:=[.E9]/[.E7]" office:value-type="float" office:value="12.978">
            <text:p>12.98</text:p>
          </table:table-cell>
          <table:table-cell table:formula="oooc:=[.F9]/[.F7]" office:value-type="float" office:value="12.216">
            <text:p>12.22</text:p>
          </table:table-cell>
          <table:table-cell table:formula="oooc:=[.G9]/[.G7]" office:value-type="float" office:value="8.298">
            <text:p>8.3</text:p>
          </table:table-cell>
        </table:table-row>
        <table:table-row table:style-name="ro1">
          <table:table-cell office:value-type="string">
            <text:p>list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16">
            <text:p>16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string">
            <text:p>break even</text:p>
          </table:table-cell>
          <table:table-cell table:formula="oooc:=[.B9]/[.B11]" office:value-type="float" office:value="2339.52380952381">
            <text:p>2339.52</text:p>
          </table:table-cell>
          <table:table-cell table:formula="oooc:=[.C9]/[.C11]" office:value-type="float" office:value="4991.72413793103">
            <text:p>4991.72</text:p>
          </table:table-cell>
          <table:table-cell table:formula="oooc:=[.D9]/[.D11]" office:value-type="float" office:value="1969.04761904762">
            <text:p>1969.05</text:p>
          </table:table-cell>
          <table:table-cell table:formula="oooc:=[.E9]/[.E11]" office:value-type="float" office:value="4475.1724137931">
            <text:p>4475.17</text:p>
          </table:table-cell>
          <table:table-cell table:formula="oooc:=[.F9]/[.F11]" office:value-type="float" office:value="1908.75">
            <text:p>1908.75</text:p>
          </table:table-cell>
          <table:table-cell table:formula="oooc:=[.G9]/[.G11]" office:value-type="float" office:value="4461.29032258065">
            <text:p>4461.29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column table:style-name="co1" table:default-cell-style-name="Default"/>
        <table:table-row table:style-name="ro1">
          <table:table-cell/>
          <table:table-cell office:value-type="string">
            <text:p>To Do</text:p>
          </table:table-cell>
          <table:table-cell office:value-type="string">
            <text:p>Completed</text:p>
          </table:table-cell>
          <table:table-cell office:value-type="string">
            <text:p>Total</text:p>
          </table:table-cell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formula="oooc:=[.D2]-[.C2]" office:value-type="float" office:value="121">
            <text:p>121</text:p>
          </table:table-cell>
          <table:table-cell table:formula="oooc:=COUNT([.A9:.A285])" office:value-type="float" office:value="156">
            <text:p>156</text:p>
          </table:table-cell>
          <table:table-cell table:formula="oooc:=COUNT([.D9:.D285])" office:value-type="float" office:value="277">
            <text:p>277</text:p>
          </table:table-cell>
          <table:table-cell table:style-name="ce2"/>
          <table:table-cell/>
        </table:table-row>
        <table:table-row table:style-name="ro1">
          <table:table-cell office:value-type="string">
            <text:p>I cl</text:p>
          </table:table-cell>
          <table:table-cell table:formula="oooc:=[.D3]-[.C3]" office:value-type="float" office:value="6">
            <text:p>6</text:p>
          </table:table-cell>
          <table:table-cell table:number-matrix-columns-spanned="1" table:number-matrix-rows-spanned="1" table:formula="oooc:=SUM(IF([.D9:.D285]*[.A9:.A285]=1;1;0))" office:value-type="float" office:value="10">
            <text:p>10</text:p>
          </table:table-cell>
          <table:table-cell table:number-matrix-columns-spanned="1" table:number-matrix-rows-spanned="1" table:formula="oooc:=SUM(IF([.D9:.D285]=1;1;0))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office:value-type="string">
            <text:p>II cl</text:p>
          </table:table-cell>
          <table:table-cell table:formula="oooc:=[.D4]-[.C4]" office:value-type="float" office:value="12">
            <text:p>12</text:p>
          </table:table-cell>
          <table:table-cell table:number-matrix-columns-spanned="1" table:number-matrix-rows-spanned="1" table:formula="oooc:=SUM(IF([.D9:.D285]*[.A9:.A285]=2;1;0))" office:value-type="float" office:value="25">
            <text:p>25</text:p>
          </table:table-cell>
          <table:table-cell table:number-matrix-columns-spanned="1" table:number-matrix-rows-spanned="1" table:formula="oooc:=SUM(IF([.D9:.D285]=2;1;0))" office:value-type="float" office:value="37">
            <text:p>37</text:p>
          </table:table-cell>
          <table:table-cell table:style-name="ce2"/>
          <table:table-cell/>
        </table:table-row>
        <table:table-row table:style-name="ro1">
          <table:table-cell office:value-type="string">
            <text:p>III cl</text:p>
          </table:table-cell>
          <table:table-cell table:formula="oooc:=[.D5]-[.C5]" office:value-type="float" office:value="85">
            <text:p>85</text:p>
          </table:table-cell>
          <table:table-cell table:number-matrix-columns-spanned="1" table:number-matrix-rows-spanned="1" table:formula="oooc:=SUM(IF([.D9:.D285]*[.A9:.A285]=3;1;0))" office:value-type="float" office:value="96">
            <text:p>96</text:p>
          </table:table-cell>
          <table:table-cell table:number-matrix-columns-spanned="1" table:number-matrix-rows-spanned="1" table:formula="oooc:=SUM(IF([.D9:.D285]=3;1;0))" office:value-type="float" office:value="181">
            <text:p>181</text:p>
          </table:table-cell>
          <table:table-cell table:style-name="ce2"/>
          <table:table-cell/>
        </table:table-row>
        <table:table-row table:style-name="ro1">
          <table:table-cell office:value-type="string">
            <text:p>Cm</text:p>
          </table:table-cell>
          <table:table-cell table:formula="oooc:=[.D6]-[.C6]" office:value-type="float" office:value="18">
            <text:p>18</text:p>
          </table:table-cell>
          <table:table-cell table:number-matrix-columns-spanned="1" table:number-matrix-rows-spanned="1" table:formula="oooc:=SUM(IF([.D9:.D285]*[.A9:.A285]=4;1;0))" office:value-type="float" office:value="25">
            <text:p>25</text:p>
          </table:table-cell>
          <table:table-cell table:number-matrix-columns-spanned="1" table:number-matrix-rows-spanned="1" table:formula="oooc:=SUM(IF([.D9:.D285]=4;1;0))" office:value-type="float" office:value="43">
            <text:p>43</text:p>
          </table:table-cell>
          <table:table-cell table:style-name="ce2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>
            <text:p>Done?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Class#</text:p>
          </table:table-cell>
          <table:table-cell table:style-name="Default" office:value-type="string">
            <text:p>Class</text:p>
          </table:table-cell>
          <table:table-cell office:value-type="string">
            <text:p>Name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Octave Day of Christmas, 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Telesphorus, P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Epiphany of Our Lord, 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Hyginus, P., M.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Commem. of the Baptism of Our Lord Jesus Christ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ilary, B. Conf. Doct., III cl. — St. Felix, Pr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, First Hermit, Conf., III cl. — St. Maurus, Ab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cellus, P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, Ab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risca, V., M., Cm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Marius, Martha, Audifax and Abachum, Mm., Cm. </text:p>
            <text:p>— St. Canute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Fabian, P., and Sebastian, M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gnes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Vincent and Anastasius, Mm., III cl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ymond of Pennafort, Conf., III cl. </text:p>
            <text:p>— St. Emerentiana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imothy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Conversion of St. Paul., III cl. — St. Peter, Ap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olycarp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hrysostom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Nolasco, Conf., III cl. — St. Agnes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de Sales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a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Bosco, Conf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Holy Name of Jesus, II cl. (Sunday between the Octave day of Christmas and Epiphany, or Jan. 2, if no Sunday occur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gnati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Purification of the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Blaise, B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drew Corsini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gatha, V., M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itus, B., Conf., III cl. — St. Dorothy V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muald, Ab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Matha, Conf., III cl.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iril of Alexandria, B., Conf., Doct., III cl. </text:p>
            <text:p>— St. Apostolina, V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cholastica, V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Apparition of the B.V.M. Immaculate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Seven Founders of the Servite Order, Confs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Valentine, Pr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Faustinus and Jovita, M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imeon, B., M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Chair of St. Peter the Apostle, II cl. — St. Paul, Ap., Cm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Damian, B., Conf., Doct., I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*St. Matthias, Ap., II cl.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abriel of Our Lady of Sorrows, Conf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simir, Conf., III cl. — St. Lucius I, P., M., Cm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Perpetua and Felicitas, Mm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omas Aquinas, Conf., Doct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God, Conf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es of Rome, W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Forty Holy Martyrs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I, the Great, P., Conf., Doct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trick, B., Conf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yril of Jerusalem, B., Conf., Doct., III cl.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t. Joseph, Spouse of the B.V.M., Conf., </text:p>
            <text:p>and Patron of the Universal Church, 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nedict, Ab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abriel the Archangel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nnunciation of the B.V.M., 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Damascene, Conf., Doct., III cl.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apistran, Conf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of Paula, Conf., III cl.</text:p>
          </table:table-cell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sidore, B.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incent Ferrer, Conf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eo I, P.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rmenegild, M., III cl.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ustin, M., III cl. </text:p>
            <text:p>— SS. Tiburtius, Valerian and Maximus, Mm., Cm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nicetus, P., M., Cm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selm, B.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Soter and Caius, Pp., M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eorge, M., Cm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idelis of Sigmaringen, 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Mark, Evang., Greater Litanies., 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letus and Marcellinus, Pp., M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anisius, Conf., Doct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 of the Cross, Conf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, M., III cl.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tharine of Siena, V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t. Joseph the Workman, Spouse of the B.V.M., Conf., 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thanasius, B., Conf., Doct., III cl.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Alexander, P., M., Eventius and theodulus, Mm., and </text:p>
            <text:p>Juvenal, B., Conf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onica, W., III cl.</text:p>
          </table:table-cell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ius V., P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tanislaus, B., 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Nazianzen, B., Conf., doct., III cl.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oninus, B., Conf., III cl. </text:p>
            <text:p>— SS. Gordian and Epimachus, M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S. Philip and James, Apostles, 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Nereus, Achilleus, Domitilla and Pancras, M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bert Bellarmine, B., Conf., Doct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Boniface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Baptist de la Salle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Ubaldus, B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schal Baylon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enantius, M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elestine, P., Conf., III cl. — St. Pudentiana, V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rnardine of Siena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VII, P., Conf., III cl. — St. Urban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hilip Neri, Conf., III cl. — St. Eleutherius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de the Venerable, Conf., Doct., III cl. — St. John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ugustine of Canterbury, B., Conf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y Magdalen of Pazzi, V., III cl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Felix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B.V.M., Queen, II cl. — St. Petronilla, V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gela Merici, V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Marcellinus and Peter, Mm., and Erasmus, B., 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Caracciolo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oniface, B., M., III cl.</text:p>
          </table:table-cell>
        </table:table-row>
        <table:table-row table:style-name="ro1">
          <table:table-cell/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orbert, B., M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Primus and Felician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garet, Queen of Scotland, W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arnabas, Ap., III cl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St. Facundus, Conf., III cl. </text:p>
            <text:p>— SS. Basilides, Cyrinus, Nabor and Nazarius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of Padua, Conf., Doct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asil the Great, B., Conf., Doct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Vitus, Modestus, Crescentia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Barbarigo, B., Conf., III cl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phrem the Syrian, Conf., Doct., III cl.</text:p>
            <text:p>— SS. Mark and Marcellianus, Mm., Cm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uliana Falconieri, V., III cl..</text:p>
            <text:p>—SS Gervase and Protase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ilverius, P., 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oysius Gonzaga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inus, B.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Nativity of St. John the Baptist, 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Nativity of St. John the Baptist, 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William, Ab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John and Paul, Mm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SS. Peter and Paul, Aps., 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S. Peter and Paul, Apostles, 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Commem. of St. Paul, Ap., III cl. — St. Peter, Ap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Most Precious Blood of Our Lord Jesus Christ, 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sitation of the B.V.M., II cl. </text:p>
            <text:p>— SS. Processus and Martinian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renae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Mary Saccari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yril and Methodius, Bb., Conf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lizabeth, Queen of Portugal, W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even Holy Brothers, Mm., and SS. Rufina and </text:p>
            <text:p>Secunda, Vv.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ius I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Gualbert, Ab., III cl. — SS. Nabor and Felix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onaventur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nry, Emperor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Our Lady of Mt. Carmel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lexius, Conf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millius of Lellis, Conf., III cl. </text:p>
            <text:p>— St. Symphorosa and Her Seven S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incent de Paul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erome Emiliani, Conf., III cl. — St. Margaret, V., M., Cm.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awrence of Brindisi, Conf., Doct., III cl. </text:p>
            <text:p>— St. Praxedes, V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y Magdalene, Penitent., III cl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pollinaris, B., M., III cl. — St. Liborius, B.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Christina, V., 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James, Ap., II cl. — St. Liborius, B.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Anne, Mother of the B.V.M., II cl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antaleon, M., Cm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Nazarius and Celsus, M., Victor I, P., M., and </text:p>
            <text:p>Innocent I, P., Conf., III cl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ha, V., III cl. </text:p>
            <text:p>— SS. Felix, Simplicius, Faustinus and Beatrice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Abdon and Sennen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gnatius of Loyola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Holy Machabees, M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phonsus Mary de Liguori, B., Conf., Doct., III cl. </text:p>
            <text:p>— St. Stephen I, P.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ominic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Dedication of Church of O.L. of Snows., III cl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ransfiguration of Our Lord Jesus Christ, II cl. </text:p>
            <text:p>— SS. Sixtus II, P., Felicissimus and Agapit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jetan, Conf., III cl. — St. Donatus, B., M., Cm.</text:p>
          </table:table-cell>
        </table:table-row>
        <table:table-row table:style-name="ro2">
          <table:table-cell/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Mary Vianney, Conf., III cl. </text:p>
            <text:p>— SS. Cyriacus, Largus, Smaragd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Vigil of St. Lawrence, M., III cl. — St. Romanus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Lawrence, M., 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Tiburtius and Susanna, V.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lare, V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Hippolytus and Cassianus, M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the Assumption of the B.V.M., II cl.</text:p>
            <text:p>— St. Eusebius, Conf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Assumption of the B.V.M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Joachim, Conf., Father of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yacinth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gapit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Eude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rnard, Ab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ane Frances Frémiot de Chantal, W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Immaculate Heart of the B.V.M., II cl. </text:p>
            <text:p>— SS. Timothy, Hippolytus and Symphorian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hilip Benizi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Bartholomew, Ap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ouis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Zephyrin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eph Calasanz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ugustine, B., Conf., Doct., III cl. — St. Herme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Beheading of St. John the Baptist, III cl. </text:p>
            <text:p>— St. Sabina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se of Lima, V., III cl. — SS. Felix and Adauct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ymond Nonnatu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iles, Ab., Cm. — The Twelve Holy Brother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tephen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ius X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awrence Justinian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Nativity of the B.V.M., II cl. — St. Adrian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orgoni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icholas of Tolentine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Portus and Hyacinth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Most Holy Name of Mary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Exaltation of the Holy Cross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Seven Sorrows of the B.V.M., II cl. — St. Nicomede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ornelius, P., and Cyprian, B., Mm. III cl. </text:p>
            <text:p>— SS. Euphemia, V., Lucy and Geminian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The Imprinting of the Stigmata of St. Francis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eph of Cupertin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anuarius, B., and His Companions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Eustace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Matthew, Ap., Evang., 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omas of Villanova, B., Conf. III cl. </text:p>
            <text:p>— St. Maurice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inus, P., M., III cl. — St. Thecla, V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Our Lady of Ransom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Cyprian and Justina, 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osmas and Damian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Wenceslaus, Duke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Dedication of St. Michael the Archangel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erome, P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Remigius, B.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Holy Guardian Angel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eresa of the Child Jesus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of Assisi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lacidus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run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Blessed Virgin Mary of the Rosary. II cl.— St. Mark, P., Conf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ridget, W., III cl. </text:p>
            <text:p>— SS. Sergius, Bacchus, Marcellus and Apuleius, M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Leonard, Conf., III cl. </text:p>
            <text:p>— SS. Dionysius, Rusticus and Eleutheri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Borgi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Motherhood of the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dward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llistus, P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eresa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dwig, W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garet Mary Alacoque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Luke, Evang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of Alcantar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antiu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Hilarion, Ab., Cm. — St. Ursula and Companions, V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Mary Claret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phael the Archangel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Chrysanthus and Dari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Evarist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S. Simon and Jude, Apostles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Last Sunday of Oct. - Feast of Our Lord Jesus Christ the King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ll Saints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ll Souls’ Day, 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harles Borromeo, B., Conf., III cl.</text:p>
            <text:p>— SS. Vitalis and Agricol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The Four Holy Crowned Martyrs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Dedication of the Basilica of Our Savior. II cl. </text:p>
            <text:p>— St. Theodore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drew Avellino, Conf., III cl. </text:p>
            <text:p>— SS. Tryphon, Respicius, Nympha, 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, B., Conf., III cl. — St. Mennas, M., Cm.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, P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idacus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aphat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bert the Great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ertrude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the Wonder Worker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Dedication of the Basilicas of SS. Peter and Paul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lizabeth, W., III cl. — St. Pontianus, P., M., Cm.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elix of Valoi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Presentation of the B.V.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ecilia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lement, P., M., III cl. — St. Felicita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the Cross, Conf., Doct., III cl.</text:p>
            <text:p>—St. Chrysogon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tharine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ylvester, Ab., III cl.—St. Peter of Alexandria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aturninus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Andrew, Ap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ibiana, V., M., I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Xavier, Conf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hrysologus, B.,Conf.,Doct., III cl.</text:p>
            <text:p>— St. Barbara, V.,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abbas, Ab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icholas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mbros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Immaculate Conception of the B.V.M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Melchiade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amasus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ucy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usebi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Thomas, Ap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Vigil of Christmas, 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Christmas Day, I cl. — St. Anastasia, M., Cm. (In second Mass)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2nd Day in Oct. of Christmas: St. Stephen, First Martyr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3rd Day in Oct. of Christmas: St. John, Ap., Evang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4th Day in Oct. of Christmas: The Holy Innocents, Mm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5th Day in Oct. of Christmas, II cl. — St. Thomas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6th Day in Oct. of Christmas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7th Day in Oct. of Christmas, II cl.— St. Sylvester, P., Conf., Cm.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8:Sheet2.F288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1">11/21/2008</text:date>, <text:time>00:4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David Siefker</meta:initial-creator>
    <meta:creation-date>2008-05-14T23:08:25</meta:creation-date>
    <dc:creator>David Siefker</dc:creator>
    <dc:date>2008-11-21T00:42:31</dc:date>
    <meta:editing-cycles>44</meta:editing-cycles>
    <meta:editing-duration>P11DT8H18M58S</meta:editing-duration>
    <meta:user-defined meta:name="Info 1"/>
    <meta:user-defined meta:name="Info 2"/>
    <meta:user-defined meta:name="Info 3"/>
    <meta:user-defined meta:name="Info 4"/>
    <meta:document-statistic meta:table-count="3" meta:cell-count="1621"/>
  </office:meta>
</office:document-meta>
</file>